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font-weight="bold" style:font-weight-asian="bold" style:font-weight-complex="bold"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T64" style:parent-style-name="DefaultParagraphFont" style:family="text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font-weight="bold" style:font-weight-asian="bold" style:font-weight-complex="bold"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T76" style:parent-style-name="DefaultParagraphFont" style:family="text">
      <style:text-properties fo:language="en" fo:country="US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T78" style:parent-style-name="DefaultParagraphFont" style:family="text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font-weight="bold" style:font-weight-asian="bold" style:font-weight-complex="bold"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T89" style:parent-style-name="DefaultParagraphFont" style:family="text">
      <style:text-properties fo:language="en" fo:country="US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T91" style:parent-style-name="DefaultParagraphFont" style:family="text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T93" style:parent-style-name="DefaultParagraphFont" style:family="text">
      <style:text-properties fo:language="en" fo:country="US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T111" style:parent-style-name="DefaultParagraphFont" style:family="text">
      <style:text-properties fo:language="en" fo:country="US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font-weight="bold" style:font-weight-asian="bold" style:font-weight-complex="bold" fo:language="en" fo:country="US"/>
    </style:style>
    <style:style style:name="P126" style:parent-style-name="Standard" style:list-style-name="LFO1" style:family="paragraph">
      <style:text-properties fo:language="en" fo:country="US"/>
    </style:style>
    <style:style style:name="P127" style:parent-style-name="Standard" style:list-style-name="LFO1" style:family="paragraph">
      <style:text-properties fo:language="en" fo:country="US"/>
    </style:style>
    <style:style style:name="P128" style:parent-style-name="Standard" style:list-style-name="LFO1" style:family="paragraph">
      <style:text-properties fo:language="en" fo:country="US"/>
    </style:style>
    <style:style style:name="P129" style:parent-style-name="Standard" style:list-style-name="LFO1" style:family="paragraph">
      <style:text-properties fo:language="en" fo:country="US"/>
    </style:style>
    <style:style style:name="P130" style:parent-style-name="Standard" style:list-style-name="LFO1" style:family="paragraph"/>
    <style:style style:name="P131" style:parent-style-name="Standard" style:family="paragraph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P133" style:parent-style-name="Standard" style:family="paragraph">
      <style:text-properties fo:font-weight="bold" style:font-weight-asian="bold" style:font-weight-complex="bold"/>
    </style:style>
    <style:style style:name="P134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1- Quale delle seguenti è una tupla correttamente definita?</text:span><text:line-break/>a) bob = [10, “30”, 4.25, ‘bye’]</text:p>
      <text:p text:style-name="P3">b) bob = 10, “30”, 4.25, ‘bye’</text:p>
      <text:p text:style-name="P4">c) bob = (10, “30”, 4.25, ‘bye’)</text:p>
      <text:p text:style-name="Standard">d) bob = {10, “30”, 4.25, ‘bye’</text:p>
      <text:p text:style-name="Standard"/>
      <text:p text:style-name="P5">2- Quale delle seguenti affermazioni<text:s/>sulle stringhe è vera?</text:p>
      <text:p text:style-name="Standard">a) è un particolare tipo di sequenza</text:p>
      <text:p text:style-name="Standard">b) è possibile utilizzare le funzionalità di indexing e slicing</text:p>
      <text:p text:style-name="Standard">c) è immutabile</text:p>
      <text:p text:style-name="Standard">d) tutte le risposte precedenti sono vere</text:p>
      <text:p text:style-name="Standard"/>
      <text:p text:style-name="Standard"/>
      <text:p text:style-name="P6">3- Quale di queste collezioni definisce un<text:s/>dizionario?</text:p>
      <text:p text:style-name="P7">a) {‘name’: ‘apple’, ‘color’: ‘green’}</text:p>
      <text:p text:style-name="P8">b) (‘apple’, ‘banana’, ‘cherry’)</text:p>
      <text:p text:style-name="P9">c) [‘apple’, ‘banana’, ‘cherry’]</text:p>
      <text:p text:style-name="Standard">d) {‘apple’, ‘banana’, ‘cherry’}</text:p>
      <text:p text:style-name="Standard"/>
      <text:p text:style-name="P10">4- Quale tra i seguenti è un identificatore di variabile valido in Python?</text:p>
      <text:p text:style-name="Standard">a) _numero_sezioni</text:p>
      <text:p text:style-name="Standard">b) 2sezioni</text:p>
      <text:p text:style-name="Standard">c) _numero-sezioni</text:p>
      <text:p text:style-name="Standard">d) numero&amp;sezioni</text:p>
      <text:p text:style-name="Standard"/>
      <text:p text:style-name="Standard"><text:span text:style-name="T11">5- A cosa serve la funzione type in Python?</text:span></text:p>
      <text:p text:style-name="Standard">a) converte il formato dei valori da stringa a numero e viceversa</text:p>
      <text:p text:style-name="Standard">b) permette di ottenere informazioni aggiuntive su un oggetto</text:p>
      <text:p text:style-name="Standard">c) indica a quale tipo o categoria di valori appartiene un dato valore</text:p>
      <text:p text:style-name="Standard">d) costruisce le classi di oggetti definiti dall’utente</text:p>
      <text:p text:style-name="Standard"/>
      <text:p text:style-name="Standard"/>
      <text:p text:style-name="P12">6- Quale tra queste intestazioni di un ciclo for è corretto?</text:p>
      <text:p text:style-name="P13">a) for x in y:</text:p>
      <text:p text:style-name="P14">b) for each x in y:</text:p>
      <text:p text:style-name="Standard">c) for x &gt; y:</text:p>
      <text:p text:style-name="Standard"/>
      <text:p text:style-name="Standard"><text:span text:style-name="T15">7</text:span><text:span text:style-name="T16">- Quale metodo della classe str è utilizzato per sostituire una parte della stringa?</text:span></text:p>
      <text:p text:style-name="P17">a) replaceString()</text:p>
      <text:p text:style-name="P18">b) switch()</text:p>
      <text:p text:style-name="P19">c) replace()</text:p>
      <text:p text:style-name="Standard">d) repl()</text:p>
      <text:p text:style-name="Standard"/>
      <text:p text:style-name="Standard"/>
      <text:p text:style-name="Standard"><text:span text:style-name="T20">8- Relativamente alle classi con il termine metodo ci si riferisce a:</text:span></text:p>
      <text:p text:style-name="Standard">a) Una funzione associata ad una particolare classe di oggetti</text:p>
      <text:p text:style-name="Standard">b) Una funzione che si richiama anteponendo il nome<text:s/>dell’oggetto a cui si applica seguito da un punto (es. nomeOggetto.metodo)</text:p>
      <text:p text:style-name="Standard">c) Tutte le altre risposte sono corrette</text:p>
      <text:p text:style-name="Standard">d) Una funzione che può agire sugli attributi degli oggetti modificandone il valore</text:p>
      <text:p text:style-name="P21"/>
      <text:p text:style-name="P22"/>
      <text:soft-page-break/>
      <text:p text:style-name="P23">9- Quale istruzione è utilizzata per bloccare un<text:s/>ciclo?</text:p>
      <text:p text:style-name="P24">a) break</text:p>
      <text:p text:style-name="P25">b) stop</text:p>
      <text:p text:style-name="P26">c) return</text:p>
      <text:p text:style-name="Standard">d) exit</text:p>
      <text:p text:style-name="Standard"/>
      <text:p text:style-name="P27"/>
      <text:p text:style-name="P28">10- Quale tipologia di sequenza non ammette duplicati?</text:p>
      <text:p text:style-name="P29">a) list</text:p>
      <text:p text:style-name="P30">b) set</text:p>
      <text:p text:style-name="P31">c) tuple</text:p>
      <text:p text:style-name="P32"/>
      <text:p text:style-name="P33"/>
      <text:p text:style-name="P34">11- Quale tra le seguenti strutture dati è ordinata, modificabile ed ammette duplicati?</text:p>
      <text:p text:style-name="P35">a) dictionary</text:p>
      <text:p text:style-name="P36">b) list</text:p>
      <text:p text:style-name="P37">c) tuple</text:p>
      <text:p text:style-name="Standard">d) set</text:p>
      <text:p text:style-name="Standard"/>
      <text:p text:style-name="P38">12- Quale tra le seguenti è l’intestazione corretta di un ciclo while in Python?</text:p>
      <text:p text:style-name="P39">a) while (x &lt; y )</text:p>
      <text:p text:style-name="P40">b) while x &lt; y:</text:p>
      <text:p text:style-name="Standard">c) while x &gt; y {</text:p>
      <text:p text:style-name="Standard"/>
      <text:p text:style-name="Standard"/>
      <text:p text:style-name="Standard"><text:span text:style-name="T41">13- Quale delle seguenti porzioni di codice Python cerca e sostituisce la regione scritta in maniera errata <text:s/>e poi si ferma?</text:span></text:p>
      <text:p text:style-name="Standard"/>
      <text:p text:style-name="P42">a)</text:p>
      <text:p text:style-name="Standard">regione = [“Liguria”, “Piemonte”, “Frialli”, “Sicilia”]</text:p>
      <text:p text:style-name="P43">i = 0</text:p>
      <text:p text:style-name="P44">for reg in regione:</text:p>
      <text:p text:style-name="P45"><text:s text:c="4"/>if reg == “Frialli”:</text:p>
      <text:p text:style-name="Standard"><text:span text:style-name="T46"><text:s text:c="8"/></text:span>regione[i] = “Friuli”</text:p>
      <text:p text:style-name="Standard"><text:s text:c="8"/>print(“La regione scritta male era la”, str(i+1) + “a”)<text:line-break/><text:s text:c="8"/>break</text:p>
      <text:p text:style-name="Standard"><text:s text:c="4"/>else:</text:p>
      <text:p text:style-name="Standard"><text:s text:c="8"/>i = i + 1</text:p>
      <text:p text:style-name="Standard"/>
      <text:p text:style-name="P47">b)</text:p>
      <text:p text:style-name="Standard">regione = [“Liguria”, “Piemonte”, “Frialli”, “Sicilia”]</text:p>
      <text:p text:style-name="P48">i = 0</text:p>
      <text:p text:style-name="P49">for reg in regione:</text:p>
      <text:p text:style-name="P50"><text:s text:c="4"/>if reg == “Frialli”:</text:p>
      <text:p text:style-name="Standard"><text:span text:style-name="T51"><text:s text:c="8"/></text:span>regione[i] = “Friuli”</text:p>
      <text:p text:style-name="Standard"><text:s text:c="8"/>print(“La regione scritta male era la”, i + “a”)<text:line-break/><text:s text:c="8"/>break</text:p>
      <text:p text:style-name="Standard"><text:s text:c="4"/>else:</text:p>
      <text:p text:style-name="Standard"><text:s text:c="8"/>i = i + 1</text:p>
      <text:p text:style-name="Standard"/>
      <text:p text:style-name="Standard"/>
      <text:p text:style-name="Standard"/>
      <text:soft-page-break/>
      <text:p text:style-name="P52">c)</text:p>
      <text:p text:style-name="Standard">regione =<text:s/>[“Liguria”, “Piemonte”, “Frialli”, “Sicilia”]</text:p>
      <text:p text:style-name="Standard">i = 0</text:p>
      <text:p text:style-name="Standard">while reg != “Frialli”:</text:p>
      <text:p text:style-name="Standard"><text:s text:c="4"/>i = i + 1</text:p>
      <text:p text:style-name="Standard">untill:</text:p>
      <text:p text:style-name="Standard"><text:s text:c="4"/>regione[i] = “Friuli”</text:p>
      <text:p text:style-name="Standard"><text:s text:c="4"/>print(“La regione scritta male era la”, str(i+1) + “a”)</text:p>
      <text:p text:style-name="Standard"/>
      <text:p text:style-name="Standard"/>
      <text:p text:style-name="P53">d)</text:p>
      <text:p text:style-name="Standard">regione = [“Liguria”, “Piemonte”, “Frialli”, “Sicilia”]</text:p>
      <text:p text:style-name="P54">i = 0</text:p>
      <text:p text:style-name="P55">for reg in regione:</text:p>
      <text:p text:style-name="P56"><text:s text:c="4"/>if reg &lt;&gt; “Frialli”:</text:p>
      <text:p text:style-name="Standard"><text:span text:style-name="T57"><text:s text:c="8"/></text:span>regione[i] = “Friuli”</text:p>
      <text:p text:style-name="Standard"><text:s text:c="8"/>print(“La regione scritta male era la”, str(i+1) + “a”)</text:p>
      <text:p text:style-name="Standard"><text:s text:c="8"/>break</text:p>
      <text:p text:style-name="Standard"><text:s text:c="4"/>else:</text:p>
      <text:p text:style-name="Standard"><text:s text:c="8"/>i = i + 1</text:p>
      <text:p text:style-name="P58"/>
      <text:p text:style-name="P59"/>
      <text:p text:style-name="Standard"><text:span text:style-name="T60">14- Quale delle seguenti funzioni controlla se una stringa contiene almen</text:span><text:span text:style-name="T61">o una lettera minuscola?</text:span></text:p>
      <text:p text:style-name="P62"/>
      <text:p text:style-name="P63">a)</text:p>
      <text:p text:style-name="Standard">def una_minuscola1(s):</text:p>
      <text:p text:style-name="Standard"><text:s text:c="4"/><text:span text:style-name="T64">for c in s:</text:span></text:p>
      <text:p text:style-name="P65"><text:s text:c="8"/>if c.islower():</text:p>
      <text:p text:style-name="P66"><text:s text:c="12"/>return True</text:p>
      <text:p text:style-name="P67"><text:s text:c="8"/>else:</text:p>
      <text:p text:style-name="P68"><text:s text:c="12"/>return False</text:p>
      <text:p text:style-name="P69"/>
      <text:p text:style-name="P70">b)</text:p>
      <text:p text:style-name="P71">def una_minuscola2(s):</text:p>
      <text:p text:style-name="P72"><text:s text:c="4"/>for c in s:</text:p>
      <text:p text:style-name="P73"><text:s text:c="8"/>if 'c'.islower():</text:p>
      <text:p text:style-name="P74"><text:s text:c="12"/>return 'True'</text:p>
      <text:p text:style-name="P75"><text:s text:c="6"/><text:s text:c="2"/>else:</text:p>
      <text:p text:style-name="Standard"><text:span text:style-name="T76"><text:s text:c="12"/></text:span>return 'False'</text:p>
      <text:p text:style-name="Standard"/>
      <text:p text:style-name="P77">c)</text:p>
      <text:p text:style-name="Standard">def una_minuscola3(s):</text:p>
      <text:p text:style-name="Standard"><text:s text:c="4"/><text:span text:style-name="T78">for c in s:</text:span></text:p>
      <text:p text:style-name="P79"><text:s text:c="8"/>flag = c.islower()</text:p>
      <text:p text:style-name="P80"><text:s text:c="4"/>return flag</text:p>
      <text:p text:style-name="P81"/>
      <text:p text:style-name="P82"/>
      <text:p text:style-name="P83"/>
      <text:p text:style-name="P84">d)</text:p>
      <text:p text:style-name="P85">def una_minuscola4(s):</text:p>
      <text:p text:style-name="P86"><text:s text:c="4"/>flag = False</text:p>
      <text:soft-page-break/>
      <text:p text:style-name="P87"><text:s text:c="4"/>for c in s:</text:p>
      <text:p text:style-name="P88"><text:s text:c="8"/>flag = flag or c.islower()</text:p>
      <text:p text:style-name="Standard"><text:span text:style-name="T89"><text:s text:c="4"/></text:span>return flag</text:p>
      <text:p text:style-name="Standard"/>
      <text:p text:style-name="P90">e)</text:p>
      <text:p text:style-name="Standard">def<text:s/>una_minuscola5(s):</text:p>
      <text:p text:style-name="Standard"><text:s text:c="4"/><text:span text:style-name="T91">for c in s:</text:span></text:p>
      <text:p text:style-name="P92"><text:s text:c="8"/>if not c.islower():</text:p>
      <text:p text:style-name="Standard"><text:span text:style-name="T93"><text:s text:c="12"/></text:span>return False</text:p>
      <text:p text:style-name="Standard"><text:s text:c="4"/>return True</text:p>
      <text:p text:style-name="Standard"/>
      <text:p text:style-name="P94"/>
      <text:p text:style-name="Standard"><text:span text:style-name="T95">15- Scrivete una funzione di nome rimuovi_duplicati che richieda una lista come parametro e restituisca una nuova lista che contiene solo valori non r</text:span><text:span text:style-name="T96">ipetuti. Suggerimento: non è necessario che siano nello stesso ordine.</text:span></text:p>
      <text:p text:style-name="P97"/>
      <text:p text:style-name="P98">16- Per effettuare l’overload dell’operatore + quando eseguiamo l’operazione “istanza + valore” quale funzione dobbiamo ridefinire?</text:p>
      <text:p text:style-name="P99">a) __add__</text:p>
      <text:p text:style-name="P100">b) __radd__</text:p>
      <text:p text:style-name="P101">c) __iadd__</text:p>
      <text:p text:style-name="P102"/>
      <text:p text:style-name="P103">17-<text:s/>Utilizzando il seguente costrutto per la gestione delle eccezioni:</text:p>
      <text:p text:style-name="P104">try:</text:p>
      <text:p text:style-name="P105"><text:s text:c="4"/>n = int(x)</text:p>
      <text:p text:style-name="P106">except Exception:</text:p>
      <text:p text:style-name="P107"><text:s text:c="4"/>pass</text:p>
      <text:p text:style-name="P108">else:</text:p>
      <text:p text:style-name="P109"><text:s text:c="4"/>print(‘…’)</text:p>
      <text:p text:style-name="P110">finally:</text:p>
      <text:p text:style-name="Standard"><text:span text:style-name="T111"><text:s text:c="4"/></text:span>print(‘…’)</text:p>
      <text:p text:style-name="P112"/>
      <text:p text:style-name="Standard"><text:span text:style-name="T113">quali delle seguenti affermazioni è vera nell’ipotesi che nel blocco di codice relativo al try v</text:span><text:span text:style-name="T114">enga lanciata un’eccezione?</text:span></text:p>
      <text:p text:style-name="Standard"><text:span text:style-name="T115">a)<text:s/></text:span>sarà eseguito il blocco di codice presente nella clausola except e l’applicazione verrà terminata</text:p>
      <text:p text:style-name="Standard"><text:span text:style-name="T116">b)</text:span><text:s/>sarà eseguito il blocco di codice presente nella clausola except ed il relativo codice presente nel finally per<text:s/>proseguire con l’esecuzione dell’applicazione</text:p>
      <text:p text:style-name="Standard"><text:span text:style-name="T117">c)</text:span><text:s/>il codice mostrato genera un errore di sintassi a causa della presenza della clausola else</text:p>
      <text:p text:style-name="Standard"/>
      <text:p text:style-name="P118">18 – Qual è il risultato atteso della seguente porzione di codice</text:p>
      <text:p text:style-name="P119"/>
      <text:p text:style-name="P120">lst=[i // i for i in range(0,4)]</text:p>
      <text:p text:style-name="P121">sum=0</text:p>
      <text:p text:style-name="P122">for n in<text:s/>lst:</text:p>
      <text:p text:style-name="P123"><text:s text:c="3"/>sum+=n</text:p>
      <text:p text:style-name="P124">print(sum)</text:p>
      <text:p text:style-name="P125"/>
      <text:list text:style-name="LFO1" text:continue-numbering="true">
        <text:list-item>
          <text:p text:style-name="P126">0</text:p>
        </text:list-item>
        <text:list-item>
          <text:p text:style-name="P127">3</text:p>
        </text:list-item>
        <text:list-item>
          <text:p text:style-name="P128">7</text:p>
        </text:list-item>
        <text:list-item>
          <text:p text:style-name="P129">11</text:p>
        </text:list-item>
        <text:list-item>
          <text:p text:style-name="P130">Il programma genera un’eccezione<text:s/>a runtime<text:s/></text:p>
        </text:list-item>
      </text:list>
      <text:soft-page-break/>
      <text:p text:style-name="P131">19- Esplicitare la differenza tra il metodo append() ed il metodo extend()</text:p>
      <text:p text:style-name="P132"/>
      <text:p text:style-name="Standard"/>
      <text:p text:style-name="P133">20- Quale, tra le seguenti istruzioni, può essere utilizzata per invocare il metodo stampa_risultati della classe Partita sulla sua istanza p?</text:p>
      <text:p text:style-name="Standard">a) Partita.stampa_risultati(p)</text:p>
      <text:p text:style-name="Standard">b) p.stampa_risultati()</text:p>
      <text:p text:style-name="Standard">c) entrambe le risposte precedenti</text:p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iccio, Carmine</dc:creator>
    <meta:creation-date>2020-11-11T23:17:00Z</meta:creation-date>
    <dc:date>2020-11-14T11:16:00Z</dc:date>
    <meta:template xlink:href="Normal.dotm" xlink:type="simple"/>
    <meta:editing-cycles>10</meta:editing-cycles>
    <meta:editing-duration>PT1320S</meta:editing-duration>
    <meta:document-statistic meta:page-count="5" meta:paragraph-count="10" meta:word-count="806" meta:character-count="5395" meta:row-count="38" meta:non-whitespace-character-count="4599"/>
  </office:meta>
</office:document-meta>
</file>